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365ac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365ac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36a2f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65ac6"/>
    </style:style>
    <style:style style:name="P7" style:family="paragraph" style:parent-style-name="Standard" style:list-style-name="L1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8" style:family="paragraph" style:parent-style-name="Standard" style:list-style-name="L3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9" style:family="paragraph" style:parent-style-name="Standard" style:list-style-name="L4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10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1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2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3" style:family="paragraph" style:parent-style-name="Standard" style:list-style-name="L11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4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5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6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7" style:family="paragraph" style:parent-style-name="Standard" style:list-style-name="L11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8" style:family="paragraph" style:parent-style-name="Standard" style:list-style-name="L8">
      <style:text-properties style:text-line-through-style="solid" style:text-line-through-type="single" officeooo:paragraph-rsid="0036a2fa"/>
    </style:style>
    <style:style style:name="P19" style:family="paragraph" style:parent-style-name="Standard" style:list-style-name="L10">
      <style:text-properties style:text-line-through-style="solid" style:text-line-through-type="single" officeooo:paragraph-rsid="0036a2fa"/>
    </style:style>
    <style:style style:name="P20" style:family="paragraph" style:parent-style-name="Standard" style:list-style-name="L12">
      <style:text-properties style:text-line-through-style="solid" style:text-line-through-type="single" officeooo:paragraph-rsid="0036a2fa"/>
    </style:style>
    <style:style style:name="P21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36a2fa" style:text-blinking="false" fo:background-color="transparent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35a66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12" style:family="text">
      <style:text-properties officeooo:rsid="002a4b54"/>
    </style:style>
    <style:style style:name="T13" style:family="text">
      <style:text-properties officeooo:rsid="00330083"/>
    </style:style>
    <style:style style:name="T14" style:family="text">
      <style:text-properties officeooo:rsid="0035db3e"/>
    </style:style>
    <style:style style:name="T15" style:family="text">
      <style:text-properties officeooo:rsid="0033b25c"/>
    </style:style>
    <style:style style:name="T16" style:family="text">
      <style:text-properties officeooo:rsid="0037b4d4"/>
    </style:style>
    <style:style style:name="T17" style:family="text">
      <style:text-properties officeooo:rsid="0037228e"/>
    </style:style>
    <style:style style:name="T18" style:family="text">
      <style:text-properties officeooo:rsid="0035a66a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65ac6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97eb0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officeooo:rsid="00148c7a" style:font-size-asian="12pt" style:font-size-complex="12pt"/>
    </style:style>
    <style:style style:name="T31" style:family="text">
      <style:text-properties style:font-name="DejaVu Sans Condensed" fo:font-size="12pt" officeooo:rsid="002574f1" style:font-size-asian="12pt" style:font-size-complex="12pt"/>
    </style:style>
    <style:style style:name="T32" style:family="text">
      <style:text-properties style:font-name="DejaVu Sans Condensed" fo:font-size="12pt" officeooo:rsid="0019c0cd" style:font-size-asian="12pt" style:font-size-complex="12pt"/>
    </style:style>
    <style:style style:name="T33" style:family="text">
      <style:text-properties style:font-name="DejaVu Sans Condensed" fo:font-size="12pt" officeooo:rsid="0033b25c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6"><text:span text:style-name="T20">1</text:span><text:span text:style-name="T21">0</text:span><text:span text:style-name="T22">7</text:span><text:span text:style-name="T23"> - </text:span><text:span text:style-name="T24">Controls - </text:span><text:span text:style-name="T29">Copilot</text:span><text:span text:style-name="T26"> - </text:span><text:span text:style-name="T27">Throttle </text:span><text:span text:style-name="T28">Base</text:span></text:p>
      <text:p text:style-name="P3">U=Up, D=Down, F=Forward, B=Backward, L=Left, R=Right, P=Press, S-*=Shift-<text:span text:style-name="T3">*</text:span>, L-*=Long-<text:span text:style-name="T3">*</text:span></text:p>
      <text:p text:style-name="P4"/>
      <text:p text:style-name="P5">Mode selector</text:p>
      <text:list text:style-name="L1">
        <text:list-item>
          <text:p text:style-name="P7">Turn: --</text:p>
        </text:list-item>
      </text:list>
      <text:p text:style-name="P5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5">T1 switch</text:p>
      <text:list text:style-name="L3">
        <text:list-item>
          <text:p text:style-name="P8">F: <text:span text:style-name="T16">Flashlight</text:span></text:p>
        </text:list-item>
      </text:list>
      <text:p text:style-name="P5">T2 switch</text:p>
      <text:list text:style-name="L4">
        <text:list-item>
          <text:p text:style-name="P9">F: <text:span text:style-name="T17">--</text:span></text:p>
        </text:list-item>
      </text:list>
      <text:p text:style-name="P5">T3 switch</text:p>
      <text:list text:style-name="L5">
        <text:list-item>
          <text:p text:style-name="P11">F: --</text:p>
        </text:list-item>
      </text:list>
      <text:p text:style-name="P5">T4 switch</text:p>
      <text:list text:style-name="L6">
        <text:list-item>
          <text:p text:style-name="P12">F: --</text:p>
        </text:list-item>
      </text:list>
      <text:p text:style-name="P5">Lighted Buttons</text:p>
      <text:list text:style-name="L7">
        <text:list-item>
          <text:p text:style-name="P15"><text:span text:style-name="T1">B1</text:span><text:span text:style-name="T2">: </text:span><text:span text:style-name="T5">--</text:span><text:span text:style-name="T6"><text:tab/><text:tab/><text:tab/></text:span><text:span text:style-name="T7">B</text:span><text:span text:style-name="T6">2</text:span><text:span text:style-name="T7">: </text:span><text:bookmark text:name="docs-internal-guid-76cb0f28-7fff-4e99-7e69-7c07eda6889b"/><text:span text:style-name="T6">Master Arm ARM</text:span><text:span text:style-name="T8">/SAFE toggle</text:span><text:span text:style-name="T6"><text:tab/></text:span><text:span text:style-name="T7">B</text:span><text:span text:style-name="T6">3</text:span><text:span text:style-name="T7">: --</text:span></text:p>
        </text:list-item>
        <text:list-item>
          <text:p text:style-name="P21">B<text:span text:style-name="T13">4</text:span>: --<text:span text:style-name="T13"><text:tab/><text:tab/><text:tab/></text:span>B<text:span text:style-name="T13">5</text:span>: <text:span text:style-name="T18">Ground Override ON/OFF toggle</text:span><text:span text:style-name="T13"><text:tab/></text:span><text:span text:style-name="T19">B6: --</text:span></text:p>
        </text:list-item>
      </text:list>
      <text:p text:style-name="P5">T5 switch</text:p>
      <text:list text:style-name="L8">
        <text:list-item>
          <text:p text:style-name="P18"><text:span text:style-name="T30">U/</text:span><text:span text:style-name="T31">D</text:span><text:span text:style-name="T30">: </text:span><text:span text:style-name="T31">--</text:span></text:p>
        </text:list-item>
      </text:list>
      <text:p text:style-name="P5">T6 switch</text:p>
      <text:list text:style-name="L9">
        <text:list-item>
          <text:p text:style-name="P16"><text:span text:style-name="T2">U/</text:span><text:span text:style-name="T12">D</text:span><text:span text:style-name="T2">:</text:span><text:bookmark text:name="docs-internal-guid-5c1c3bc9-7fff-d0bf-0d8d-375cd9dc0784"/><text:span text:style-name="T2"> --</text:span></text:p>
        </text:list-item>
      </text:list>
      <text:p text:style-name="P5">T7 switch</text:p>
      <text:list text:style-name="L10">
        <text:list-item>
          <text:p text:style-name="P19"><text:span text:style-name="T9">U</text:span><text:span text:style-name="T10">/D</text:span><text:span text:style-name="T9">: </text:span><text:span text:style-name="T10">Door, Cockpit - OPEN/CLOSE</text:span><text:span text:style-name="T11"> (toggle)</text:span></text:p>
        </text:list-item>
      </text:list>
      <text:p text:style-name="P5">E1 dial -- <text:span text:style-name="T1">Kneeboard</text:span></text:p>
      <text:list text:style-name="L11">
        <text:list-item>
          <text:p text:style-name="P13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5">E2 dial</text:p>
      <text:list text:style-name="L12">
        <text:list-item>
          <text:p text:style-name="P20"><text:span text:style-name="T32">P: </text:span><text:span text:style-name="T33">--</text:span></text:p>
        </text:list-item>
        <text:list-item>
          <text:p text:style-name="P14"><text:span text:style-name="T4">L/R</text:span><text:span text:style-name="T15">: 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6T00:24:43.874000000</dc:date>
    <meta:editing-duration>PT6H21M3S</meta:editing-duration>
    <meta:editing-cycles>3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5" meta:word-count="126" meta:character-count="575" meta:non-whitespace-character-count="495"/>
  </office:meta>
</office:document-meta>
</file>